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tex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55:33.315604737</meta:creation-date>
    <dc:date>2019-02-12T14:03:12.187079390</dc:date>
    <meta:editing-duration>P1DT4H7M40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6.2$Linux_X86_64 LibreOffice_project/00m0$Build-2</meta:generator>
  </office:meta>
</office:document-meta>
</file>